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7827in"/>
    </style:style>
    <style:style style:name="co10" style:family="table-column">
      <style:table-column-properties fo:break-before="auto" style:column-width="2.101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fo:border-bottom="0.06pt solid #000000" fo:background-color="#99ccff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PRAT Power Budget</text:p>
          </table:table-cell>
          <table:table-cell table:style-name="ce1" table:number-columns-repeated="9"/>
        </table:table-row>
        <table:table-row table:style-name="ro2">
          <table:table-cell table:style-name="ce2" office:value-type="string">
            <text:p>Desc.</text:p>
          </table:table-cell>
          <table:table-cell table:style-name="ce2" office:value-type="string">
            <text:p>Manufacturer/Type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Input [V]</text:p>
          </table:table-cell>
          <table:table-cell table:style-name="ce2"/>
          <table:table-cell table:style-name="ce2" office:value-type="string">
            <text:p>Output [V]</text:p>
          </table:table-cell>
          <table:table-cell table:style-name="ce2"/>
          <table:table-cell table:style-name="ce2" office:value-type="string">
            <text:p>Current [A]</text:p>
          </table:table-cell>
          <table:table-cell table:style-name="ce2" office:value-type="string">
            <text:p>Power [W]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Tungsten Lamp</text:p>
          </table:table-cell>
          <table:table-cell office:value-type="string">
            <text:p>various</text:p>
          </table:table-cell>
          <table:table-cell office:value-type="string">
            <text:p>typical</text:p>
          </table:table-cell>
          <table:table-cell table:style-name="ce4" office:value-type="float" office:value="12">
            <text:p>12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 office:value-type="float" office:value="3">
            <text:p>3.00</text:p>
          </table:table-cell>
          <table:table-cell table:style-name="ce6" office:value-type="float" office:value="36">
            <text:p>36.00</text:p>
          </table:table-cell>
          <table:table-cell office:value-type="string">
            <text:p>poss. replace by Cree LED</text:p>
          </table:table-cell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>
            <text:p>Arc Lamp</text:p>
          </table:table-cell>
          <table:table-cell office:value-type="string">
            <text:p>Oriel</text:p>
          </table:table-cell>
          <table:table-cell/>
          <table:table-cell table:style-name="ce4" office:value-type="string">
            <text:p>300-1000</text:p>
          </table:table-cell>
          <table:table-cell office:value-type="string">
            <text:p>AC / DC</text:p>
          </table:table-cell>
          <table:table-cell table:style-name="ce4" office:value-type="string">
            <text:p>n/a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office:value-type="string">
            <text:p>Arc Lamp PSU</text:p>
          </table:table-cell>
          <table:table-cell office:value-type="string">
            <text:p>Oriel</text:p>
          </table:table-cell>
          <table:table-cell office:value-type="string">
            <text:p>6060 Spectral</text:p>
          </table:table-cell>
          <table:table-cell table:style-name="ce4" office:value-type="float" office:value="230">
            <text:p>230</text:p>
          </table:table-cell>
          <table:table-cell office:value-type="string">
            <text:p>AC</text:p>
          </table:table-cell>
          <table:table-cell table:style-name="ce4" office:value-type="float" office:value="1200">
            <text:p>1200</text:p>
          </table:table-cell>
          <table:table-cell office:value-type="string">
            <text:p>DC</text:p>
          </table:table-cell>
          <table:table-cell table:style-name="ce6" office:value-type="float" office:value="0.01">
            <text:p>0.01</text:p>
          </table:table-cell>
          <table:table-cell table:style-name="ce6" table:formula="of:=ABS([.H6]*[.F6])" office:value-type="float" office:value="12">
            <text:p>12.00</text:p>
          </table:table-cell>
          <table:table-cell office:value-type="string">
            <text:p>typical</text:p>
          </table:table-cell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6" table:number-columns-repeated="2"/>
          <table:table-cell/>
        </table:table-row>
        <table:table-row table:style-name="ro2">
          <table:table-cell office:value-type="string">
            <text:p>Andor CCD</text:p>
          </table:table-cell>
          <table:table-cell office:value-type="string">
            <text:p>Andor</text:p>
          </table:table-cell>
          <table:table-cell office:value-type="string">
            <text:p>iDus 420-BV</text:p>
          </table:table-cell>
          <table:table-cell table:style-name="ce5" office:value-type="float" office:value="5">
            <text:p>5.0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number-columns-repeated="3"/>
          <table:table-cell table:style-name="ce5" office:value-type="float" office:value="7.6">
            <text:p>7.6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number-columns-repeated="3"/>
          <table:table-cell table:style-name="ce5" office:value-type="float" office:value="15">
            <text:p>15.0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number-columns-repeated="3"/>
          <table:table-cell table:style-name="ce5" office:value-type="float" office:value="-15">
            <text:p>-15.0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 table:number-columns-repeated="2"/>
          <table:table-cell/>
        </table:table-row>
        <table:table-row table:style-name="ro2">
          <table:table-cell office:value-type="string">
            <text:p>Andor PSU</text:p>
          </table:table-cell>
          <table:table-cell office:value-type="string">
            <text:p>Stontroncs</text:p>
          </table:table-cell>
          <table:table-cell office:value-type="string">
            <text:p>T3404AD rev 2</text:p>
          </table:table-cell>
          <table:table-cell table:style-name="ce4" office:value-type="string">
            <text:p>90-264</text:p>
          </table:table-cell>
          <table:table-cell office:value-type="string">
            <text:p>AC</text:p>
          </table:table-cell>
          <table:table-cell table:style-name="ce4" office:value-type="float" office:value="5">
            <text:p>5</text:p>
          </table:table-cell>
          <table:table-cell office:value-type="string">
            <text:p>DC</text:p>
          </table:table-cell>
          <table:table-cell table:style-name="ce6" office:value-type="float" office:value="3.5">
            <text:p>3.50</text:p>
          </table:table-cell>
          <table:table-cell table:style-name="ce6" table:formula="of:=ABS([.H12]*[.F12])" office:value-type="float" office:value="17.5">
            <text:p>17.50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/>
          <table:table-cell table:style-name="ce4" office:value-type="float" office:value="7.6">
            <text:p>7.6</text:p>
          </table:table-cell>
          <table:table-cell office:value-type="string">
            <text:p>DC</text:p>
          </table:table-cell>
          <table:table-cell table:style-name="ce6" office:value-type="float" office:value="4">
            <text:p>4.00</text:p>
          </table:table-cell>
          <table:table-cell table:style-name="ce6" table:formula="of:=ABS([.H13]*[.F13])" office:value-type="float" office:value="30.4">
            <text:p>30.40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/>
          <table:table-cell table:style-name="ce4" office:value-type="float" office:value="15">
            <text:p>15</text:p>
          </table:table-cell>
          <table:table-cell office:value-type="string">
            <text:p>DC</text:p>
          </table:table-cell>
          <table:table-cell table:style-name="ce6" office:value-type="float" office:value="0.1">
            <text:p>0.10</text:p>
          </table:table-cell>
          <table:table-cell table:style-name="ce6" table:formula="of:=ABS([.H14]*[.F14])" office:value-type="float" office:value="1.5">
            <text:p>1.50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/>
          <table:table-cell table:style-name="ce4" office:value-type="float" office:value="-15">
            <text:p>-15</text:p>
          </table:table-cell>
          <table:table-cell office:value-type="string">
            <text:p>DC</text:p>
          </table:table-cell>
          <table:table-cell table:style-name="ce6" office:value-type="float" office:value="0.1">
            <text:p>0.10</text:p>
          </table:table-cell>
          <table:table-cell table:style-name="ce6" table:formula="of:=ABS([.H15]*[.F15])" office:value-type="float" office:value="1.5">
            <text:p>1.50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6" table:number-columns-repeated="2"/>
          <table:table-cell/>
        </table:table-row>
        <table:table-row table:style-name="ro2">
          <table:table-cell office:value-type="string">
            <text:p>Shutter</text:p>
          </table:table-cell>
          <table:table-cell office:value-type="string">
            <text:p>Uniblitz</text:p>
          </table:table-cell>
          <table:table-cell/>
          <table:table-cell table:style-name="ce4" office:value-type="float" office:value="36">
            <text:p>36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office:value-type="string">
            <text:p>Shutter PSU</text:p>
          </table:table-cell>
          <table:table-cell/>
          <table:table-cell office:value-type="string">
            <text:p>PSU66A-8</text:p>
          </table:table-cell>
          <table:table-cell table:style-name="ce4" office:value-type="string">
            <text:p>100-240</text:p>
          </table:table-cell>
          <table:table-cell office:value-type="string">
            <text:p>AC</text:p>
          </table:table-cell>
          <table:table-cell table:style-name="ce4" office:value-type="float" office:value="36">
            <text:p>36</text:p>
          </table:table-cell>
          <table:table-cell office:value-type="string">
            <text:p>DC</text:p>
          </table:table-cell>
          <table:table-cell table:style-name="ce6" office:value-type="float" office:value="1.83">
            <text:p>1.83</text:p>
          </table:table-cell>
          <table:table-cell table:style-name="ce6" office:value-type="float" office:value="66">
            <text:p>66.00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6" table:number-columns-repeated="2"/>
          <table:table-cell/>
        </table:table-row>
        <table:table-row table:style-name="ro2">
          <table:table-cell office:value-type="string">
            <text:p>Arduino</text:p>
          </table:table-cell>
          <table:table-cell office:value-type="string">
            <text:p>Freetronics</text:p>
          </table:table-cell>
          <table:table-cell office:value-type="string">
            <text:p>EtherMega</text:p>
          </table:table-cell>
          <table:table-cell table:style-name="ce4" office:value-type="float" office:value="12">
            <text:p>12</text:p>
          </table:table-cell>
          <table:table-cell office:value-type="string">
            <text:p>DC</text:p>
          </table:table-cell>
          <table:table-cell table:style-name="ce4" office:value-type="string">
            <text:p>na</text:p>
          </table:table-cell>
          <table:table-cell/>
          <table:table-cell table:style-name="ce6"/>
          <table:table-cell table:style-name="ce6" office:value-type="float" office:value="0.35">
            <text:p>0.35</text:p>
          </table:table-cell>
          <table:table-cell office:value-type="string">
            <text:p>Worst case power usage</text:p>
          </table:table-cell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>
            <text:p>Tungsten Lamp ON/OFF</text:p>
          </table:table-cell>
          <table:table-cell office:value-type="string">
            <text:p>12V Relay SPST</text:p>
          </table:table-cell>
          <table:table-cell office:value-type="string">
            <text:p>typical</text:p>
          </table:table-cell>
          <table:table-cell table:style-name="ce4" office:value-type="float" office:value="12">
            <text:p>12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/>
          <table:table-cell table:style-name="ce6" office:value-type="float" office:value="0.5">
            <text:p>0.50</text:p>
          </table:table-cell>
          <table:table-cell/>
        </table:table-row>
        <table:table-row table:style-name="ro1">
          <table:table-cell office:value-type="string">
            <text:p>Arc Lamp ON/OFF</text:p>
          </table:table-cell>
          <table:table-cell office:value-type="string">
            <text:p>12V Relay DPDT</text:p>
          </table:table-cell>
          <table:table-cell office:value-type="string">
            <text:p>typical</text:p>
          </table:table-cell>
          <table:table-cell table:style-name="ce4" office:value-type="float" office:value="12">
            <text:p>12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/>
          <table:table-cell table:style-name="ce6" office:value-type="float" office:value="0.5">
            <text:p>0.50</text:p>
          </table:table-cell>
          <table:table-cell office:value-type="string">
            <text:p>DPDT for full isolation</text:p>
          </table:table-cell>
        </table:table-row>
        <table:table-row table:style-name="ro1">
          <table:table-cell office:value-type="string">
            <text:p>Mirror IN/OUT</text:p>
          </table:table-cell>
          <table:table-cell office:value-type="string">
            <text:p>12V Pneumatic valve</text:p>
          </table:table-cell>
          <table:table-cell office:value-type="string">
            <text:p>typical</text:p>
          </table:table-cell>
          <table:table-cell table:style-name="ce4" office:value-type="float" office:value="12">
            <text:p>12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/>
          <table:table-cell table:style-name="ce6" office:value-type="float" office:value="0.5">
            <text:p>0.50</text:p>
          </table:table-cell>
          <table:table-cell/>
        </table:table-row>
        <table:table-row table:style-name="ro2">
          <table:table-cell office:value-type="string">
            <text:p>Grism IN/OUT</text:p>
          </table:table-cell>
          <table:table-cell office:value-type="string">
            <text:p>12V Pneumatic valve</text:p>
          </table:table-cell>
          <table:table-cell office:value-type="string">
            <text:p>typical</text:p>
          </table:table-cell>
          <table:table-cell table:style-name="ce4" office:value-type="float" office:value="12">
            <text:p>12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/>
          <table:table-cell table:style-name="ce6" office:value-type="float" office:value="0.5">
            <text:p>0.50</text:p>
          </table:table-cell>
          <table:table-cell/>
        </table:table-row>
        <table:table-row table:style-name="ro2">
          <table:table-cell office:value-type="string">
            <text:p>Rotate Grism NORMAL/BLUE</text:p>
          </table:table-cell>
          <table:table-cell office:value-type="string">
            <text:p>12V Pneumatic valve</text:p>
          </table:table-cell>
          <table:table-cell office:value-type="string">
            <text:p>typical</text:p>
          </table:table-cell>
          <table:table-cell table:style-name="ce4" office:value-type="float" office:value="12">
            <text:p>12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/>
          <table:table-cell table:style-name="ce6" office:value-type="float" office:value="0.5">
            <text:p>0.50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6" table:number-columns-repeated="2"/>
          <table:table-cell/>
        </table:table-row>
        <table:table-row table:style-name="ro2">
          <table:table-cell office:value-type="string">
            <text:p>USB extender</text:p>
          </table:table-cell>
          <table:table-cell office:value-type="string">
            <text:p>Icron</text:p>
          </table:table-cell>
          <table:table-cell office:value-type="string">
            <text:p>Ranger 2224</text:p>
          </table:table-cell>
          <table:table-cell table:style-name="ce4" office:value-type="float" office:value="5">
            <text:p>5</text:p>
          </table:table-cell>
          <table:table-cell office:value-type="string">
            <text:p>DC</text:p>
          </table:table-cell>
          <table:table-cell table:style-name="ce4" office:value-type="string">
            <text:p>n/a</text:p>
          </table:table-cell>
          <table:table-cell/>
          <table:table-cell table:style-name="ce6" table:number-columns-repeated="2"/>
          <table:table-cell office:value-type="string">
            <text:p>Assumed model</text:p>
          </table:table-cell>
        </table:table-row>
        <table:table-row table:style-name="ro2">
          <table:table-cell office:value-type="string">
            <text:p>USB extender PSU</text:p>
          </table:table-cell>
          <table:table-cell office:value-type="string">
            <text:p>Icron</text:p>
          </table:table-cell>
          <table:table-cell/>
          <table:table-cell table:style-name="ce4" office:value-type="string">
            <text:p>100-240</text:p>
          </table:table-cell>
          <table:table-cell office:value-type="string">
            <text:p>AC</text:p>
          </table:table-cell>
          <table:table-cell table:style-name="ce4" office:value-type="float" office:value="5">
            <text:p>5</text:p>
          </table:table-cell>
          <table:table-cell office:value-type="string">
            <text:p>DC</text:p>
          </table:table-cell>
          <table:table-cell table:style-name="ce6" office:value-type="float" office:value="3">
            <text:p>3.00</text:p>
          </table:table-cell>
          <table:table-cell table:style-name="ce6" table:formula="of:=[.H29]*[.F29]" office:value-type="float" office:value="15">
            <text:p>15.00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6" table:number-columns-repeated="2"/>
          <table:table-cell/>
        </table:table-row>
        <table:table-row table:style-name="ro1">
          <table:table-cell table:style-name="ce3" office:value-type="string">
            <text:p>Total</text:p>
          </table:table-cell>
          <table:table-cell table:style-name="ce3" table:number-columns-repeated="7"/>
          <table:table-cell table:style-name="ce7" table:formula="of:=SUM([.I3:.I28])" office:value-type="float" office:value="167.75">
            <text:p>167.75</text:p>
          </table:table-cell>
          <table:table-cell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iascik</meta:initial-creator>
    <meta:creation-date>2014-02-17T09:33:45</meta:creation-date>
    <dc:date>2014-02-17T14:08:27</dc:date>
    <dc:creator>Andrzej Piascik</dc:creator>
    <meta:editing-duration>PT44M48S</meta:editing-duration>
    <meta:editing-cycles>2</meta:editing-cycles>
    <meta:generator>LibreOffice/4.0.4.2$Linux_X86_64 LibreOffice_project/400m0$Build-2</meta:generator>
    <meta:document-statistic meta:table-count="1" meta:cell-count="143" meta:object-count="0"/>
  </office:meta>
</office:document-meta>
</file>